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7.1625in" fo:margin-left="-0.075in" table:align="left" style:writing-mode="lr-tb"/>
    </style:style>
    <style:style style:name="Table2.A" style:family="table-column">
      <style:table-column-properties style:column-width="2.7333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2" style:family="table-row">
      <style:table-row-properties style:min-row-height="0.1576in" fo:keep-together="auto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ConsPlusNonformat">
      <style:paragraph-properties fo:text-align="end" style:justify-single-word="false"/>
    </style:style>
    <style:style style:name="P2" style:family="paragraph" style:parent-style-name="ConsPlusNonformat">
      <style:paragraph-properties fo:text-align="end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7" style:family="paragraph" style:parent-style-name="ConsPlusNonformat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ConsPlusNonformat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ConsPlusNonformat">
      <style:paragraph-properties fo:text-align="justify" style:justify-single-word="false"/>
    </style:style>
    <style:style style:name="P10" style:family="paragraph" style:parent-style-name="ConsPlusNonformat">
      <style:paragraph-properties fo:margin-left="0in" fo:margin-right="0in" fo:text-align="justify" style:justify-single-word="false" fo:text-indent="0.4925in" style:auto-text-indent="false"/>
    </style:style>
    <style:style style:name="P11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style:text-autospace="none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17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</style:style>
    <style:style style:name="P18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  <style:text-properties fo:color="#000000" fo:font-size="12pt" style:font-size-asian="12pt" style:font-size-complex="12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 Федеральное агентство<text:line-break/>воздушного транспорта</text:p>
      <text:p text:style-name="P3">ЗАЯВЛЕНИЕ</text:p>
      <text:p text:style-name="P11"/>
      <text:p text:style-name="P10"><text:span text:style-name="T1">Прошу поставить на учет беспилотное воздушное судно.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4"><text:span text:style-name="T3">Информация о воздушном судне </text:span></text:p>
            <text:p text:style-name="P15"/>
          </table:table-cell>
          <table:covered-table-cell/>
        </table:table-row>
        <table:table-row table:style-name="Table1.1">
          <table:table-cell table:style-name="Table1.A2" office:value-type="string">
            <text:p text:style-name="P4">Тип (наименование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Серийный (идентификационный) номер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Количество двигателей и их вид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Максимальная взлетная масса (кг)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3"><text:span text:style-name="T2">Наименование изготовителя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4"><text:span text:style-name="T3">Владелец (физическое лицо)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">Фамилия, имя, отчество (при наличии)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Дата и место рождения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СНИЛС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номер, серия и дата выдачи документа, удостоверяющего личность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Адрес места жительства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Номер телефона (телефакса)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Адрес электронной почты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16"/>
      <text:p text:style-name="P16">Приложение: фотография беспилотного воздушного судна</text:p>
      <text:p text:style-name="P16"/>
      <text:p text:style-name="P6"/>
      <text:p text:style-name="P17"><text:span text:style-name="T6">В соответствии с частью 4 статьи 9 Федерального закона от 27.07.2006 № 152-ФЗ «О персональных данных», в целях получения государственной услуги по учету БВС, даю согласие Федеральному агентству воздушного транспорта на обработку моих персональных данных, содержащихся в настоящем заявлении, включая сбор, запись, систематизацию, накопление, хранение, уточнение (обновление, изменение), использование, обезличивание, блокирование, удаление и уничтожение.</text:span></text:p>
      <text:p text:style-name="P18"><text:soft-page-break/>Настоящее согласие действует со дня его подписания до дня предоставления соответствующего отзыва в письменной форме.</text:p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<text:span text:style-name="T1">«__» __________ 20__ г.</text:span></text:p>
          </table:table-cell>
          <table:table-cell table:style-name="Table2.A1" office:value-type="string">
            <text:p text:style-name="P4">Владелец</text:p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2" office:value-type="string">
            <text:p text:style-name="P8">подпись</text:p>
          </table:table-cell>
          <table:table-cell table:style-name="Table2.A1" office:value-type="string">
            <text:p text:style-name="P1"><text:span text:style-name="T1">Фамилия И.О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едич Светлана</meta:initial-creator>
    <meta:creation-date>2019-09-25T14:59:00</meta:creation-date>
    <dc:creator>Медич Светлана</dc:creator>
    <dc:date>2019-09-25T17:09:00</dc:date>
    <meta:print-date>2019-09-25T15:43:00</meta:print-date>
    <meta:editing-cycles>9</meta:editing-cycles>
    <meta:editing-duration>PT41M</meta:editing-duration>
    <meta:document-statistic meta:table-count="2" meta:image-count="0" meta:object-count="0" meta:page-count="2" meta:paragraph-count="24" meta:word-count="145" meta:character-count="1170" meta:non-whitespace-character-count="1044"/>
    <meta:generator>LibreOffice/6.4.3.2$Linux_X86_64 LibreOffice_project/40$Build-2</meta:generator>
  </office:meta>
</office:document-meta>
</file>